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officeooo:rsid="00185b99" officeooo:paragraph-rsid="00185b99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officeooo:rsid="001958ff" officeooo:paragraph-rsid="001958ff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officeooo:rsid="001958ff" officeooo:paragraph-rsid="001958ff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8pt" officeooo:rsid="001958ff" officeooo:paragraph-rsid="001958ff" style:font-size-asian="15.75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officeooo:rsid="001af036" officeooo:paragraph-rsid="001af036" style:font-size-asian="15.75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8pt" officeooo:rsid="001af036" officeooo:paragraph-rsid="001cbcc5" style:font-size-asian="15.75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officeooo:rsid="001cbcc5" officeooo:paragraph-rsid="001cbcc5" style:font-size-asian="15.75pt" style:font-size-complex="18pt"/>
    </style:style>
    <style:style style:name="P8" style:family="paragraph" style:parent-style-name="Standard">
      <style:paragraph-properties fo:text-align="justify" style:justify-single-word="false"/>
      <style:text-properties fo:font-size="18pt" officeooo:rsid="001dc7dc" officeooo:paragraph-rsid="001dc7dc" style:font-size-asian="15.75pt" style:font-size-complex="18pt"/>
    </style:style>
    <style:style style:name="P9" style:family="paragraph" style:parent-style-name="Standard">
      <style:paragraph-properties fo:text-align="justify" style:justify-single-word="false"/>
      <style:text-properties fo:font-size="18pt" fo:font-weight="bold" officeooo:rsid="001af036" officeooo:paragraph-rsid="001cbcc5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8pt" fo:font-weight="bold" officeooo:rsid="001cbcc5" officeooo:paragraph-rsid="001cbcc5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8pt" fo:font-weight="bold" officeooo:rsid="001dc7dc" officeooo:paragraph-rsid="001dc7dc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8pt" officeooo:rsid="00185b99" officeooo:paragraph-rsid="00185b99" style:font-size-asian="18pt" style:font-size-complex="18pt"/>
    </style:style>
    <style:style style:name="P13" style:family="paragraph" style:parent-style-name="Standard">
      <style:paragraph-properties fo:text-align="justify" style:justify-single-word="false"/>
      <style:text-properties fo:font-size="18pt" officeooo:rsid="001958ff" officeooo:paragraph-rsid="00185b99" style:font-size-asian="18pt" style:font-size-complex="18pt"/>
    </style:style>
    <style:style style:name="P14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officeooo:rsid="00185b99" officeooo:paragraph-rsid="00185b99" style:font-size-asian="18pt" style:font-size-complex="18pt"/>
    </style:style>
    <style:style style:name="P15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officeooo:rsid="001958ff" officeooo:paragraph-rsid="001958ff" style:font-size-asian="18pt" style:font-size-complex="18pt"/>
    </style:style>
    <style:style style:name="P16" style:family="paragraph" style:parent-style-name="Standard">
      <style:paragraph-properties fo:text-align="justify" style:justify-single-word="false"/>
      <style:text-properties fo:font-size="18pt" officeooo:rsid="001cbcc5" officeooo:paragraph-rsid="001cbcc5" style:font-size-asian="15.75pt" style:font-size-complex="18pt"/>
    </style:style>
    <style:style style:name="P17" style:family="paragraph" style:parent-style-name="Standard">
      <style:paragraph-properties fo:text-align="justify" style:justify-single-word="false"/>
      <style:text-properties fo:font-size="18pt" fo:font-weight="bold" officeooo:rsid="001dc7dc" officeooo:paragraph-rsid="001dc7dc" style:font-size-asian="15.75pt" style:font-weight-asian="bold" style:font-size-complex="18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8pt" fo:font-weight="bold" officeooo:rsid="001af036" officeooo:paragraph-rsid="001cbcc5" style:font-size-asian="15.75pt" style:font-weight-asian="bold" style:font-size-complex="18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8pt" fo:font-weight="bold" officeooo:rsid="001f8c52" officeooo:paragraph-rsid="001f8c52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8pt" fo:font-weight="bold" officeooo:rsid="001f8c52" officeooo:paragraph-rsid="00200830" style:font-size-asian="15.75pt" style:font-weight-asian="bold" style:font-size-complex="18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8pt" fo:font-weight="bold" officeooo:rsid="00200830" officeooo:paragraph-rsid="00200830" style:font-size-asian="15.75pt" style:font-weight-asian="bold" style:font-size-complex="18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ff" fo:font-size="18pt" officeooo:rsid="001f8c52" officeooo:paragraph-rsid="001f8c52" style:font-size-asian="15.75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958ff" style:font-size-asian="18pt" style:font-size-complex="18pt"/>
    </style:style>
    <style:style style:name="T3" style:family="text">
      <style:text-properties fo:font-size="18pt" officeooo:rsid="001af036" style:font-size-asian="18pt" style:font-size-complex="18pt"/>
    </style:style>
    <style:style style:name="T4" style:family="text">
      <style:text-properties fo:font-size="18pt" officeooo:rsid="001cbcc5" style:font-size-asian="18pt" style:font-size-complex="18pt"/>
    </style:style>
    <style:style style:name="T5" style:family="text">
      <style:text-properties fo:font-size="18pt" officeooo:rsid="00208bbb" style:font-size-asian="18pt" style:font-size-complex="18pt"/>
    </style:style>
    <style:style style:name="T6" style:family="text">
      <style:text-properties style:text-position="super 58%" fo:font-size="18pt" style:font-size-asian="18pt" style:font-size-complex="18pt"/>
    </style:style>
    <style:style style:name="T7" style:family="text">
      <style:text-properties officeooo:rsid="001cbcc5"/>
    </style:style>
    <style:style style:name="T8" style:family="text">
      <style:text-properties officeooo:rsid="001dc7d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cbcc5" style:font-weight-asian="bold" style:font-weight-complex="bold"/>
    </style:style>
    <style:style style:name="T11" style:family="text">
      <style:text-properties officeooo:rsid="001f8c52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0830" style:font-weight-asian="normal" style:font-weight-complex="normal"/>
    </style:style>
    <style:style style:name="T14" style:family="text">
      <style:text-properties fo:font-weight="normal" officeooo:rsid="00208bbb" style:font-weight-asian="normal" style:font-weight-complex="normal"/>
    </style:style>
    <style:style style:name="T15" style:family="text">
      <style:text-properties officeooo:rsid="00200830"/>
    </style:style>
    <style:style style:name="T16" style:family="text">
      <style:text-properties fo:font-size="12pt" officeooo:rsid="00185b99" style:font-size-asian="10.5pt" style:font-size-complex="12pt"/>
    </style:style>
    <style:style style:name="T17" style:family="text">
      <style:text-properties officeooo:rsid="00208b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Workshop on Memory Forensics conducted on 20</text:span><text:span text:style-name="T6">th</text:span><text:span text:style-name="T1"> <text:s/>Februaury 2016</text:span></text:p>
      <text:p text:style-name="P12"><text:s text:c="39"/>Day 1 <text:s text:c="3"/></text:p>
      <text:p text:style-name="P1"/>
      <text:p text:style-name="P14">Introduction</text:p>
      <text:p text:style-name="P12">Windows Memory Forensics mainly deals with analysing the memory dump produced by the windows OS when the system crashes.One can create a memory dump by loading a malicious code into the Vm and suspending or can use the following tools <text:s/></text:p>
      <text:p text:style-name="P1"><text:span text:style-name="T1"><text:s text:c="3"/>1.</text:span><text:span text:style-name="T2">Dumpit(This tools produces the memory dump in raw format)</text:span></text:p>
      <text:p text:style-name="P13"><text:s text:c="4"/>The obtained <text:s/>Memory Dump is analysed through an open Source tool called Volatility.</text:p>
      <text:p text:style-name="P13"><text:s text:c="3"/>Since Volatility is written in python it is platform independent hence it could be used in <text:s/>any platform.</text:p>
      <text:p text:style-name="P13"><text:s text:c="2"/></text:p>
      <text:p text:style-name="P15">Contents </text:p>
      <text:p text:style-name="P2"/>
      <text:p text:style-name="P15">1.Introduction on Malware</text:p>
      <text:p text:style-name="P3"><text:span text:style-name="T1"><text:s/></text:span><text:span text:style-name="T3">Malware or malicious software which attacks the <text:s/></text:span><text:span text:style-name="T4">computer by injecting malicious code into the processes. </text:span><text:span text:style-name="T5">Whenever a this happens the process eventhough causes harm to the os will be disguised as a legit process by unlinking.These process will have the same permissions as the other process hence will not be affected when <text:s text:c="2"/>the computer boots.</text:span></text:p>
      <text:p text:style-name="P3"/>
      <text:p text:style-name="P4">2.Introduction to Volatility </text:p>
      <text:p text:style-name="P4"><text:s/>Volatility is a open source tools used for Malware analyses of memory dumps.It is considered one of the best tools in memory analysis.The installation process for volatility is given below</text:p>
      <text:p text:style-name="P22">https://shankaraman.wordpress.com/category/tools/</text:p>
      <text:p text:style-name="P4"/>
      <text:p text:style-name="P4">3.Basic Commands and concepts reagrding Volatlity</text:p>
      <text:p text:style-name="P5">After installing Volatility use the following commands</text:p>
      <text:p text:style-name="P7">Commands</text:p>
      <text:p text:style-name="P7"><text:soft-page-break/><text:s/>After installing the volatility</text:p>
      <text:p text:style-name="P7"><text:s/>1.<text:span text:style-name="T9">vol.py -f lab1.vmem -h </text:span></text:p>
      <text:p text:style-name="P7"><text:s/>This will start the volatility framework</text:p>
      <text:p text:style-name="P7"/>
      <text:p text:style-name="P7"><text:s/>2.<text:span text:style-name="T9">vol.py -f lab1.vmem pslist</text:span></text:p>
      <text:p text:style-name="P7"><text:s text:c="3"/>This will list all the process list given in the memory dump.It displays the address,name of the process.The process Id <text:s/>and the number of threads enclosed in the given process.However this will not show those procedurres which are unlinked.</text:p>
      <text:p text:style-name="P7"><text:s text:c="4"/>2a.<text:span text:style-name="T9">vol.py -f lab1.vmem -p 100</text:span></text:p>
      <text:p text:style-name="P7"><text:s text:c="3"/>This command gives the information about a specific process which has the process id of 100</text:p>
      <text:p text:style-name="P7"><text:s text:c="3"/>2b.pslist produce the result based on the virtual memory</text:p>
      <text:p text:style-name="P7"><text:s text:c="4"/></text:p>
      <text:p text:style-name="P6"><text:span text:style-name="T10">3</text:span><text:span text:style-name="T7">.</text:span><text:span text:style-name="T10">vol.py -f lab1.vmem psscan</text:span></text:p>
      <text:p text:style-name="P7"><text:s text:c="3"/>This command also lists all the processes in a given memory dump file but also shows those processes which are unliked hence <text:s/>by comparing the results produced by the two commands we could Identify which procedure has the malicious code injected since most <text:s/>of these procedures will be unlinked and hence cannot <text:s/>be viewed by <text:s/>pslist but can be viewed by using psscan</text:p>
      <text:p text:style-name="P6"><text:span text:style-name="T9"><text:s/></text:span><text:span text:style-name="T10">3a </text:span><text:span text:style-name="T7">This command lists the processes based on physical memory</text:span></text:p>
      <text:p text:style-name="P9"/>
      <text:p text:style-name="P10">4.<text:span text:style-name="T8">vol.py -f lab1.vmem pstree</text:span></text:p>
      <text:p text:style-name="P8">This shows the parent child relationships between various procedures</text:p>
      <text:p text:style-name="P11">5. vol.py lab1.vmem psxview</text:p>
      <text:p text:style-name="P8">This command is used whether a function is visible in all fields like pslist,psscan,thrdproc,else will show false</text:p>
      <text:p text:style-name="P11">6. vol.py lab1.vmem psxview -R</text:p>
      <text:p text:style-name="P8"><text:s text:c="2"/>Most of the processes will be the <text:s/>child of another hence this will not be visible in one field but this does not mean that the process is <text:soft-page-break/>malicious <text:s/>hence the above command will give an output of “okay”</text:p>
      <text:p text:style-name="P8">for such instances.</text:p>
      <text:p text:style-name="P9"><text:span text:style-name="T7">7. vol.py lab1.vmem </text:span><text:s/><text:span text:style-name="T11">connections</text:span></text:p>
      <text:p text:style-name="P19"><text:s/><text:span text:style-name="T12">This command checks whether there was any active connections during the time of memory dump.But if the process is unlinked then it would not show the connections</text:span></text:p>
      <text:p text:style-name="P19">8.vol.py lab1.vmem connscan</text:p>
      <text:p text:style-name="P19"><text:s/><text:span text:style-name="T12">This command also gives the active connections but also works for processes that are unlinked.</text:span></text:p>
      <text:p text:style-name="P19"><text:span text:style-name="T12">9.</text:span>vol.py lab1.vmem handles -<text:span text:style-name="T15">t mutant</text:span></text:p>
      <text:p text:style-name="P19"><text:s/><text:span text:style-name="T12"><text:s/>This command is used to find out whether a mutant is present in the <text:s/>process if it is present then this indicates that the process has malicious code.</text:span></text:p>
      <text:p text:style-name="P20"><text:span text:style-name="T12"><text:s/></text:span>10.<text:span text:style-name="T15">vol.py lab1.vmem sockets/socscan</text:span></text:p>
      <text:p text:style-name="P20"><text:span text:style-name="T12"><text:s text:c="3"/></text:span><text:span text:style-name="T13">These commands are used to view the socket activities when the memory dump occured.</text:span></text:p>
      <text:p text:style-name="P20"><text:span text:style-name="T13"><text:s/></text:span><text:span text:style-name="T15">11.vol.py lab1.vmem dlllist</text:span></text:p>
      <text:p text:style-name="P20"><text:span text:style-name="T12"><text:s text:c="3"/></text:span><text:span text:style-name="T13">This command gives the details of all the dll's</text:span><text:span text:style-name="T12"> </text:span><text:span text:style-name="T13">of <text:s/>all processes in the memory dump.</text:span></text:p>
      <text:p text:style-name="P21">12.vol.py lab1.vmem dlllist -p 144</text:p>
      <text:p text:style-name="P21"><text:s text:c="3"/><text:span text:style-name="T12">Gives the details of the dll's in the process <text:s/>of the process id 144</text:span></text:p>
      <text:p text:style-name="P21">13.vol.py lab1.vmem dlldump -p 144 <text:s/>-b <text:s/>0x00000000016ba360 -D dump/</text:p>
      <text:p text:style-name="P21"><text:s text:c="2"/><text:span text:style-name="T12">This dumps the content of dll which is specified by the hex address into <text:s/>a directory dump from a process defined by the process id 144</text:span></text:p>
      <text:p text:style-name="P21">14. vol.py lab1.vmem procdump -p 144/-o <text:s/>0x1f0003 -D dump/</text:p>
      <text:p text:style-name="P21"><text:s/><text:span text:style-name="T12">This dumps the content of the process specified by the index number 144 or the hexadecimal address <text:s/>0x1f0003 to the directory.</text:span></text:p>
      <text:p text:style-name="P21">15. vol.py lab1.vmem yarascan -<text:span text:style-name="T17">Y </text:span>“MZ”/<text:span text:style-name="T17">{4d 5a}</text:span></text:p>
      <text:p text:style-name="P21"><text:s text:c="3"/><text:span text:style-name="T14">This commands finds all the process which has a MZ header which means <text:s/>locates the process having executable header.One could also give the hex value enclosed in the paranthesis</text:span></text:p>
      <text:p text:style-name="P4"><text:soft-page-break/><text:s/><text:span text:style-name="T16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7:57:56.035677944</meta:creation-date>
    <dc:date>2016-02-20T21:56:18.004012748</dc:date>
    <meta:editing-duration>PT2M52S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4" meta:paragraph-count="55" meta:word-count="682" meta:character-count="4350" meta:non-whitespace-character-count="3584"/>
  </office:meta>
</office:document-meta>
</file>